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306cm" fo:min-width="1.79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top" draw:auto-grow-height="false" fo:min-height="1.723cm" fo:min-width="1.768cm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428cm" fo:min-width="0.374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36cm" fo:min-width="0.186cm" fo:padding-top="0.139cm" fo:padding-bottom="0.139cm" fo:padding-left="0.264cm" fo:padding-right="0.2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3cm" fo:min-width="1.298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.298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3cm" fo:min-width="1.768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6cm" fo:min-width="1.723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2.325cm" svg:height="3cm" svg:x="4cm" svg:y="16cm">
          <text:p text:style-name="P1"><text:span text:style-name="T1">loc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3" draw:id="id3" draw:layer="layout" svg:width="3cm" svg:height="2cm" svg:x="9.5cm" svg:y="13.5cm">
          <text:p text:style-name="P1"><text:span text:style-name="T1">P</text:span><text:span text:style-name="T1">B</text:span><text:span text:style-name="T1">K</text:span><text:span text:style-name="T1">D</text:span><text:span text:style-name="T1">F</text:span><text:span text:style-name="T1">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2" draw:id="id2" draw:layer="layout" svg:width="1cm" svg:height="1cm" svg:x="9.2cm" svg:y="14cm">
          <text:p text:style-name="P1"><text:span text:style-name="T2">Sal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xml:id="id13" draw:id="id13" draw:layer="layout" svg:width="1cm" svg:height="1cm" svg:x="11.801cm" svg:y="14.001cm">
          <text:p text:style-name="P1"><text:span text:style-name="T2">Val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xml:id="id1" draw:id="id1" draw:layer="layout" svg:width="1cm" svg:height="1cm" svg:x="7.5cm" svg:y="1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5" draw:text-style-name="P4" draw:layer="layout" svg:x1="8cm" svg:y1="14cm" svg:x2="9.2cm" svg:y2="14.5cm" draw:start-shape="id1" draw:start-glue-point="8" draw:end-shape="id2" draw:end-glue-point="5" svg:d="M8000 14000v500h1200" svg:viewBox="0 0 1201 501">
          <text:p/>
        </draw:connector>
        <draw:custom-shape draw:style-name="gr6" draw:text-style-name="P4" xml:id="id4" draw:id="id4" draw:layer="layout" svg:width="3cm" svg:height="2cm" svg:x="9.5cm" svg:y="16.5cm">
          <text:p text:style-name="P1"><text:span text:style-name="T1">H</text:span><text:span text:style-name="T1">as</text:span><text:span text:style-name="T1">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draw:type="line" svg:x1="11cm" svg:y1="15.5cm" svg:x2="11cm" svg:y2="16.5cm" draw:start-shape="id3" draw:start-glue-point="2" draw:end-shape="id4" draw:end-glue-point="5" svg:d="M11000 15500v1000" svg:viewBox="0 0 1 1001">
          <text:p/>
        </draw:connector>
        <draw:custom-shape draw:style-name="gr7" draw:text-style-name="P4" xml:id="id6" draw:id="id6" draw:layer="layout" svg:width="3cm" svg:height="1.999cm" svg:x="3.7cm" svg:y="13.001cm">
          <text:p text:style-name="P1"><text:span text:style-name="T1">S</text:span><text:span text:style-name="T1">a</text:span><text:span text:style-name="T1">l</text:span><text:span text:style-name="T1">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draw:type="line" svg:x1="9.8cm" svg:y1="17.5cm" svg:x2="6.325cm" svg:y2="17.5cm" draw:start-shape="id4" draw:start-glue-point="6" draw:end-shape="id5" draw:end-glue-point="8" svg:d="M9800 17500h-3475" svg:viewBox="0 0 3476 1">
          <text:p/>
        </draw:connector>
        <draw:connector draw:style-name="gr5" draw:text-style-name="P4" draw:layer="layout" draw:type="line" svg:x1="5.2cm" svg:y1="15cm" svg:x2="5.162cm" svg:y2="16cm" draw:start-shape="id6" draw:start-glue-point="8" draw:end-shape="id5" svg:d="M5200 15000l-38 1000" svg:viewBox="0 0 39 1001">
          <text:p/>
        </draw:connector>
        <draw:custom-shape draw:style-name="gr8" draw:text-style-name="P2" xml:id="id7" draw:id="id7" draw:layer="layout" svg:width="3cm" svg:height="2cm" svg:x="3.7cm" svg:y="10cm">
          <text:p text:style-name="P1"><text:span text:style-name="T1">Random</text:span></text:p>
          <text:p text:style-name="P1"><text:span text:style-name="T1">256-Bit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5.2cm" svg:y1="12cm" svg:x2="5.2cm" svg:y2="13.001cm" draw:start-shape="id7" draw:start-glue-point="2" draw:end-shape="id6" draw:end-glue-point="5" svg:d="M5200 12000v1001" svg:viewBox="0 0 1 1002">
          <text:p/>
        </draw:connector>
        <draw:connector draw:style-name="gr5" draw:text-style-name="P4" draw:layer="layout" draw:line-skew="-0.251cm" svg:x1="6.395cm" svg:y1="14.001cm" svg:x2="7.5cm" svg:y2="13.5cm" draw:start-shape="id6" draw:start-glue-point="9" draw:end-shape="id1" draw:end-glue-point="6" svg:d="M6395 14001h455v-501h650" svg:viewBox="0 0 1106 502">
          <text:p/>
        </draw:connector>
        <draw:custom-shape draw:style-name="gr7" draw:text-style-name="P4" xml:id="id8" draw:id="id8" draw:layer="layout" svg:width="3cm" svg:height="1.999cm" svg:x="7.501cm" svg:y="8cm">
          <text:p text:style-name="P1"><text:span text:style-name="T1">Us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draw:line-skew="-0.485cm" svg:x1="4cm" svg:y1="17.5cm" svg:x2="7.801cm" svg:y2="9cm" draw:start-shape="id5" draw:start-glue-point="6" draw:end-shape="id8" draw:end-glue-point="6" svg:d="M4000 17500h-1000v-8500h4801" svg:viewBox="0 0 4802 8501">
          <text:p/>
        </draw:connector>
        <draw:custom-shape draw:style-name="gr7" draw:text-style-name="P4" xml:id="id11" draw:id="id11" draw:layer="layout" svg:width="3cm" svg:height="1.999cm" svg:x="7.5cm" svg:y="10.501cm">
          <text:p text:style-name="P1"><text:span text:style-name="T1">Username</text:span></text:p>
          <text:p text:style-name="P1"><text:span text:style-name="T1">(E-Mail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svg:x1="5.994cm" svg:y1="7.499cm" svg:x2="6.004cm" svg:y2="9.003cm" draw:start-shape="id9" draw:start-glue-point="7" svg:d="M5994 7499v1009h10v495" svg:viewBox="0 0 11 1505">
          <text:p/>
        </draw:connector>
        <draw:custom-shape draw:style-name="gr7" draw:text-style-name="P4" xml:id="id9" draw:id="id9" draw:layer="layout" svg:width="3cm" svg:height="1.999cm" svg:x="4.8cm" svg:y="5.5cm">
          <text:p text:style-name="P1"><text:span text:style-name="T1">Username</text:span></text:p>
          <text:p text:style-name="P1"><text:span text:style-name="T1">(E-Mail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4" xml:id="id10" draw:id="id10" draw:layer="layout" svg:width="2.25cm" svg:height="2.5cm" svg:x="5.176cm" svg:y="1.5cm">
          <text:p text:style-name="P1"><text:span text:style-name="T1">U</text:span><text:span text:style-name="T1">se</text:span><text:span text:style-name="T1">r </text:span><text:span text:style-name="T1">in</text:span><text:span text:style-name="T1">pu</text:span><text:span text:style-name="T1">t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4" draw:layer="layout" svg:x1="6.301cm" svg:y1="4cm" svg:x2="6.3cm" svg:y2="5.5cm" draw:start-shape="id10" draw:start-glue-point="2" draw:end-shape="id9" draw:end-glue-point="5" svg:d="M6301 4000v750h-1v750" svg:viewBox="0 0 2 1501">
          <text:p/>
        </draw:connector>
        <draw:connector draw:style-name="gr5" draw:text-style-name="P4" draw:layer="layout" svg:x1="9cm" svg:y1="12.5cm" svg:x2="8.5cm" svg:y2="13.5cm" draw:start-shape="id11" draw:start-glue-point="8" draw:end-shape="id1" draw:end-glue-point="10" svg:d="M9000 12500v1000h-500" svg:viewBox="0 0 501 1001">
          <text:p/>
        </draw:connector>
        <draw:connector draw:style-name="gr5" draw:text-style-name="P4" draw:layer="layout" svg:x1="9.001cm" svg:y1="9.999cm" svg:x2="9cm" svg:y2="10.501cm" draw:start-shape="id8" draw:start-glue-point="8" draw:end-shape="id11" draw:end-glue-point="5" svg:d="M9001 9999v251h-1v251" svg:viewBox="0 0 2 503">
          <text:p/>
        </draw:connector>
        <draw:custom-shape draw:style-name="gr8" draw:text-style-name="P2" xml:id="id12" draw:id="id12" draw:layer="layout" svg:width="3cm" svg:height="2cm" svg:x="12cm" svg:y="8cm">
          <text:p text:style-name="P1"><text:span text:style-name="T1">Random</text:span></text:p>
          <text:p text:style-name="P1"><text:span text:style-name="T1">Selection </text:span></text:p>
          <text:p text:style-name="P1"><text:span text:style-name="T1">of Char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4" draw:layer="layout" svg:x1="13.5cm" svg:y1="10cm" svg:x2="12.801cm" svg:y2="14.501cm" draw:start-shape="id12" draw:start-glue-point="2" draw:end-shape="id13" draw:end-glue-point="7" svg:d="M13500 10000v4501h-699" svg:viewBox="0 0 700 4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47:05.455000000</meta:creation-date>
    <dc:date>2018-12-08T13:42:45.388335958</dc:date>
    <meta:editing-duration>PT5H4M12S</meta:editing-duration>
    <meta:editing-cycles>16</meta:editing-cycles>
    <meta:generator>LibreOffice/6.0.6.2$Linux_X86_64 LibreOffice_project/00m0$Build-2</meta:generator>
    <meta:document-statistic meta:object-count="25"/>
  </office:meta>
</office:document-meta>
</file>